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54cm"/>
    </style:style>
    <style:style style:name="co3" style:family="table-column">
      <style:table-column-properties fo:break-before="auto" style:column-width="3.452cm"/>
    </style:style>
    <style:style style:name="co4" style:family="table-column">
      <style:table-column-properties fo:break-before="auto" style:column-width="7.052cm"/>
    </style:style>
    <style:style style:name="co5" style:family="table-column">
      <style:table-column-properties fo:break-before="auto" style:column-width="6.541cm"/>
    </style:style>
    <style:style style:name="co6" style:family="table-column">
      <style:table-column-properties fo:break-before="auto" style:column-width="2.7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390cc"/>
      <style:text-properties fo:color="#ffffff" fo:font-style="normal" style:text-underline-style="none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e6e6e6"/>
      <style:text-properties fo:color="#00ae00" fo:font-weight="bold" style:font-weight-asian="bold" style:font-weight-complex="bold"/>
    </style:style>
    <style:style style:name="ce3" style:family="table-cell" style:parent-style-name="Default">
      <style:table-cell-properties fo:background-color="#e6e6e6"/>
      <style:text-properties fo:color="#00ae00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e6e6e6"/>
      <style:text-properties fo:color="#00ae00"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e6e6e6"/>
    </style:style>
    <style:style style:name="ce6" style:family="table-cell" style:parent-style-name="Default">
      <style:text-properties fo:color="#00ae00"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e6e6e6"/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b613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DejaVu Sans" style:font-name-complex="DejaVu Sans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Nombre del objeto</text:p>
          </table:table-cell>
          <table:table-cell table:style-name="ce1" office:value-type="string">
            <text:p>Tipo de objeto</text:p>
          </table:table-cell>
          <table:table-cell table:style-name="ce1" office:value-type="string">
            <text:p>Atributos</text:p>
          </table:table-cell>
          <table:table-cell table:style-name="ce1" office:value-type="string">
            <text:p>Operaciones</text:p>
          </table:table-cell>
          <table:table-cell table:style-name="ce1" office:value-type="string">
            <text:p>Relevancia</text:p>
          </table:table-cell>
          <table:table-cell table:style-name="ce1" office:value-type="string">
            <text:p>Independiente</text:p>
          </table:table-cell>
          <table:table-cell table:style-name="ce1"/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2" office:value-type="string">
            <text:p>Producto</text:p>
          </table:table-cell>
          <table:table-cell table:style-name="ce7" office:value-type="string">
            <text:p>Físico</text:p>
          </table:table-cell>
          <table:table-cell table:style-name="ce5" office:value-type="string">
            <text:p>Identificador *algunos</text:p>
            <text:p>Nombre</text:p>
            <text:p>Descripción</text:p>
            <text:p><text:span text:style-name="T1">Marca*</text:span></text:p>
            <text:p>Contenido</text:p>
            <text:p>Precio unitario de venta</text:p>
            <text:p>Tipo producto (Categoría)</text:p>
            <text:p>Registrable (Con/sin identificador)</text:p>
            <text:p>Etiquetas (Sobre nombres)</text:p>
            <text:p>Promoción</text:p>
          </table:table-cell>
          <table:table-cell table:style-name="ce5" office:value-type="string">
            <text:p>- Mostrar información</text:p>
          </table:table-cell>
          <table:table-cell table:style-name="ce5" office:value-type="string">
            <text:p>True</text:p>
          </table:table-cell>
          <table:table-cell table:style-name="ce5" office:value-type="string">
            <text:p>True</text:p>
          </table:table-cell>
          <table:table-cell table:style-name="ce10"/>
        </table:table-row>
        <table:table-row table:style-name="ro1">
          <table:table-cell table:number-columns-repeated="8"/>
        </table:table-row>
        <table:table-row table:style-name="ro3">
          <table:table-cell/>
          <table:table-cell table:style-name="ce3" office:value-type="string">
            <text:p>Lote</text:p>
          </table:table-cell>
          <table:table-cell table:style-name="ce5" office:value-type="string">
            <text:p>Conceptual</text:p>
          </table:table-cell>
          <table:table-cell table:style-name="ce5" office:value-type="string">
            <text:p>Productos</text:p>
            <text:p>Cantidad total del lote</text:p>
            <text:p>Cantidad Actual lote</text:p>
            <text:p>Costo Unitario</text:p>
            <text:p>Precio Unitario</text:p>
            <text:p>Fecha de registro</text:p>
            <text:p>Fecha de modificación</text:p>
            <text:p>Usuario</text:p>
          </table:table-cell>
          <table:table-cell table:style-name="ce5" office:value-type="string">
            <text:p>- Mostrar información</text:p>
          </table:table-cell>
          <table:table-cell table:style-name="ce5" office:value-type="string">
            <text:p>True</text:p>
          </table:table-cell>
          <table:table-cell table:style-name="ce5" office:value-type="string">
            <text:p>False</text:p>
          </table:table-cell>
          <table:table-cell table:style-name="ce10"/>
        </table:table-row>
        <table:table-row table:style-name="ro1">
          <table:table-cell table:number-columns-repeated="8"/>
        </table:table-row>
        <table:table-row table:style-name="ro4">
          <table:table-cell/>
          <table:table-cell table:style-name="ce4" office:value-type="string">
            <text:p>Inventario</text:p>
          </table:table-cell>
          <table:table-cell table:style-name="ce5" office:value-type="string">
            <text:p>Conceptual</text:p>
          </table:table-cell>
          <table:table-cell table:style-name="ce5" office:value-type="string">
            <text:p>Producto</text:p>
            <text:p>Cantidad Total del producto</text:p>
            <text:p>Fecha de modificación</text:p>
            <text:p>Usuario</text:p>
          </table:table-cell>
          <table:table-cell table:style-name="ce5" office:value-type="string">
            <text:p>- Mostrar información</text:p>
          </table:table-cell>
          <table:table-cell table:style-name="ce5" office:value-type="string">
            <text:p>True</text:p>
          </table:table-cell>
          <table:table-cell table:style-name="ce5" office:value-type="string">
            <text:p>True</text:p>
          </table:table-cell>
          <table:table-cell table:style-name="ce10"/>
        </table:table-row>
        <table:table-row table:style-name="ro1" table:number-rows-repeated="2">
          <table:table-cell table:number-columns-repeated="8"/>
        </table:table-row>
        <table:table-row table:style-name="ro5">
          <table:table-cell/>
          <table:table-cell table:style-name="ce3" office:value-type="string">
            <text:p>Proveedor</text:p>
          </table:table-cell>
          <table:table-cell table:style-name="ce5" office:value-type="string">
            <text:p>Físico</text:p>
          </table:table-cell>
          <table:table-cell table:style-name="ce5" office:value-type="string">
            <text:p>Nombre contacto</text:p>
            <text:p>Razón, Denominación social</text:p>
            <text:p>Tipo Productos</text:p>
            <text:p>Dirección</text:p>
            <text:p>Teléfono</text:p>
          </table:table-cell>
          <table:table-cell table:style-name="ce5" office:value-type="string">
            <text:p>- Entregar productos</text:p>
            <text:p>- Realizar cambios</text:p>
          </table:table-cell>
          <table:table-cell table:style-name="ce5" office:value-type="string">
            <text:p>True</text:p>
          </table:table-cell>
          <table:table-cell table:style-name="ce5" office:value-type="string">
            <text:p>True</text:p>
          </table:table-cell>
          <table:table-cell table:style-name="ce10"/>
        </table:table-row>
        <table:table-row table:style-name="ro1" table:number-rows-repeated="2">
          <table:table-cell table:number-columns-repeated="8"/>
        </table:table-row>
        <table:table-row table:style-name="ro3">
          <table:table-cell/>
          <table:table-cell table:style-name="ce3" office:value-type="string">
            <text:p>Detalle Inventario</text:p>
          </table:table-cell>
          <table:table-cell table:style-name="ce5" office:value-type="string">
            <text:p>Conceptual</text:p>
          </table:table-cell>
          <table:table-cell table:style-name="ce5" office:value-type="string">
            <text:p>Identificador (Lote)</text:p>
            <text:p>Id_Inventario</text:p>
            <text:p>Producto</text:p>
            <text:p>Cantidad Total</text:p>
            <text:p>Cantidad Real</text:p>
            <text:p>Unidad Medida</text:p>
            <text:p>Fecha actualización</text:p>
            <text:p>Usuario</text:p>
          </table:table-cell>
          <table:table-cell table:style-name="ce5" office:value-type="string">
            <text:p>- Mostrar información</text:p>
          </table:table-cell>
          <table:table-cell table:style-name="ce5" office:value-type="string">
            <text:p>True</text:p>
          </table:table-cell>
          <table:table-cell table:style-name="ce5" office:value-type="string">
            <text:p>False</text:p>
          </table:table-cell>
          <table:table-cell table:style-name="ce10"/>
        </table:table-row>
        <table:table-row table:style-name="ro1" table:number-rows-repeated="2">
          <table:table-cell table:number-columns-repeated="8"/>
        </table:table-row>
        <table:table-row table:style-name="ro3">
          <table:table-cell/>
          <table:table-cell table:style-name="ce3" office:value-type="string">
            <text:p>Usuario (Comerciante)</text:p>
          </table:table-cell>
          <table:table-cell table:style-name="ce5" office:value-type="string">
            <text:p>Físico</text:p>
          </table:table-cell>
          <table:table-cell table:style-name="ce5" office:value-type="string">
            <text:p>Nombre</text:p>
            <text:p>Apellido Paterno</text:p>
            <text:p>AM</text:p>
            <text:p>Sobre Nombre(Apodo)</text:p>
            <text:p>Dirección</text:p>
            <text:p>Teléfono</text:p>
          </table:table-cell>
          <table:table-cell table:style-name="ce5" office:value-type="string">
            <text:p>- Registrar / Modificar productos</text:p>
            <text:p>- Registrar / Modificar Inventario</text:p>
            <text:p><text:span text:style-name="T2">- Registrar / Modificar Clientes</text:span></text:p>
            <text:p><text:span text:style-name="T2">- Registrar / Modificar Cuentas</text:span></text:p>
            <text:p>- Vender Productos (Crédito y Contado)</text:p>
            <text:p>- Realizar donaciones/ prestamos</text:p>
            <text:p>- Consultar Productos</text:p>
            <text:p>- Crear /Modificar Notas</text:p>
          </table:table-cell>
          <table:table-cell table:style-name="ce5" office:value-type="string">
            <text:p>True</text:p>
          </table:table-cell>
          <table:table-cell table:style-name="ce5" office:value-type="string">
            <text:p>True</text:p>
          </table:table-cell>
          <table:table-cell table:style-name="ce10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5" office:value-type="string">
            <text:p>Cliente</text:p>
          </table:table-cell>
          <table:table-cell table:style-name="ce5" office:value-type="string">
            <text:p>Físico</text:p>
          </table:table-cell>
          <table:table-cell table:style-name="ce5" office:value-type="string">
            <text:p>Nombre</text:p>
            <text:p>Apellido Paterno</text:p>
            <text:p>AM</text:p>
            <text:p>Sobre Nombre(Apodo)</text:p>
            <text:p>Dirección</text:p>
            <text:p>Teléfono</text:p>
          </table:table-cell>
          <table:table-cell table:style-name="ce5" office:value-type="string">
            <text:p>- Realizar pedido</text:p>
            <text:p>- Solicitar crédito</text:p>
            <text:p>- Consultar pedido</text:p>
            <text:p>- Cancelar /modificar Pedido</text:p>
            <text:p>- Pagar</text:p>
            <text:p>- Devolver productos</text:p>
          </table:table-cell>
          <table:table-cell table:style-name="ce5" office:value-type="string">
            <text:p>True</text:p>
          </table:table-cell>
          <table:table-cell table:style-name="ce5" office:value-type="string">
            <text:p>True</text:p>
          </table:table-cell>
          <table:table-cell table:style-name="ce10"/>
        </table:table-row>
        <table:table-row table:style-name="ro1">
          <table:table-cell table:number-columns-repeated="8"/>
        </table:table-row>
        <table:table-row table:style-name="ro3">
          <table:table-cell/>
          <table:table-cell office:value-type="string">
            <text:p>Nota</text:p>
          </table:table-cell>
          <table:table-cell office:value-type="string">
            <text:p>Físico</text:p>
          </table:table-cell>
          <table:table-cell office:value-type="string">
            <text:p>No de venta</text:p>
            <text:p>Lista Productos</text:p>
            <text:p>Cantidad</text:p>
            <text:p>Precio unitario</text:p>
            <text:p>SubTotal</text:p>
            <text:p>Total</text:p>
            <text:p>Fecha de venta</text:p>
            <text:p>Usuario</text:p>
          </table:table-cell>
          <table:table-cell office:value-type="string">
            <text:p>Mostrar info venta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7">
          <table:table-cell/>
          <table:table-cell table:style-name="ce6" office:value-type="string">
            <text:p>Nota / Factura Compra</text:p>
          </table:table-cell>
          <table:table-cell office:value-type="string">
            <text:p>Físico</text:p>
          </table:table-cell>
          <table:table-cell office:value-type="string">
            <text:p>Identificador</text:p>
            <text:p>Nombre empresa</text:p>
            <text:p>RFC**</text:p>
            <text:p>IVA**</text:p>
            <text:p>Nombre cliente</text:p>
            <text:p>Lista productos</text:p>
            <text:p>Costo unitario</text:p>
            <text:p>Cantidad</text:p>
            <text:p>Fecha de operación</text:p>
          </table:table-cell>
          <table:table-cell office:value-type="string">
            <text:p>- Mostrar infromación de la nota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6">
          <table:table-cell/>
          <table:table-cell office:value-type="string">
            <text:p>Cuenta</text:p>
          </table:table-cell>
          <table:table-cell office:value-type="string">
            <text:p>Conceptual</text:p>
          </table:table-cell>
          <table:table-cell table:style-name="ce8" office:value-type="string">
            <text:p>Identificador Cuenta</text:p>
            <text:p>Cliente</text:p>
            <text:p>Nota</text:p>
            <text:p>Saldo Actual</text:p>
            <text:p>Usuario</text:p>
            <text:p>Fecha modificación</text:p>
          </table:table-cell>
          <table:table-cell office:value-type="string">
            <text:p>- Mostrar estado de cuenta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4">
          <table:table-cell/>
          <table:table-cell office:value-type="string">
            <text:p>Pagos</text:p>
          </table:table-cell>
          <table:table-cell office:value-type="string">
            <text:p>Conceptual</text:p>
          </table:table-cell>
          <table:table-cell office:value-type="string">
            <text:p>Identificador</text:p>
            <text:p>Cliente</text:p>
            <text:p>Concepto</text:p>
            <text:p>Fecha de pago</text:p>
          </table:table-cell>
          <table:table-cell office:value-type="string">
            <text:p>- Mostrar pagos realizados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7">
          <table:table-cell/>
          <table:table-cell office:value-type="string">
            <text:p>Pedido</text:p>
          </table:table-cell>
          <table:table-cell office:value-type="string">
            <text:p>Físico</text:p>
          </table:table-cell>
          <table:table-cell office:value-type="string">
            <text:p>Identificador Pedido</text:p>
            <text:p><text:span text:style-name="T2">Cliente</text:span></text:p>
            <text:p>Lista de Productos</text:p>
            <text:p>Cantidad</text:p>
            <text:p>Precio unitario</text:p>
            <text:p>SubTotal</text:p>
            <text:p>Total</text:p>
            <text:p>Fecha de creación</text:p>
            <text:p>Vigente (se ha completado)</text:p>
          </table:table-cell>
          <table:table-cell office:value-type="string">
            <text:p>- Mostrar información del pedido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6">
          <table:table-cell/>
          <table:table-cell office:value-type="string">
            <text:p>Entrega posterior</text:p>
          </table:table-cell>
          <table:table-cell office:value-type="string">
            <text:p>Conceptual</text:p>
          </table:table-cell>
          <table:table-cell office:value-type="string">
            <text:p>Identificador</text:p>
            <text:p>Tipo de persona</text:p>
            <text:p>Descripción</text:p>
            <text:p><text:span text:style-name="T2">Producto</text:span></text:p>
            <text:p><text:span text:style-name="T2">Cantidad</text:span></text:p>
            <text:p><text:span text:style-name="T2">Fecha entrega</text:span>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5">
          <table:table-cell/>
          <table:table-cell office:value-type="string">
            <text:p>Descuento</text:p>
          </table:table-cell>
          <table:table-cell office:value-type="string">
            <text:p>Conceptual</text:p>
          </table:table-cell>
          <table:table-cell office:value-type="string">
            <text:p>Identificador</text:p>
            <text:p>Cantidad del descuento</text:p>
            <text:p>Contenido</text:p>
            <text:p>Descripción</text:p>
            <text:p>Fecha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3">
          <table:table-cell/>
          <table:table-cell office:value-type="string">
            <text:p>Promoción</text:p>
          </table:table-cell>
          <table:table-cell office:value-type="string">
            <text:p>Conceptual</text:p>
          </table:table-cell>
          <table:table-cell office:value-type="string">
            <text:p>Nombre</text:p>
            <text:p>Descripción</text:p>
            <text:p>Regla de la promoción</text:p>
            <text:p>Articulo</text:p>
            <text:p>Fecha de registro</text:p>
            <text:p>Fecha de inicio</text:p>
            <text:p>Fecha de vigencia</text:p>
            <text:p>Activada</text:p>
          </table:table-cell>
          <table:table-cell table:number-columns-repeated="2"/>
          <table:table-cell table:style-name="ce9"/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3">23/11/2009</text:date>, <text:time>11:37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berto </meta:initial-creator>
    <meta:creation-date>2009-11-23T11:37:06</meta:creation-date>
    <dc:date>2009-11-23T11:37:30</dc:date>
    <dc:creator>Alberto </dc:creator>
    <meta:editing-duration>PT00H00M24S</meta:editing-duration>
    <meta:editing-cycles>1</meta:editing-cycles>
    <meta:document-statistic meta:table-count="3" meta:cell-count="87" meta:object-count="0"/>
    <meta:generator>OpenOffice.org/3.1$Linux OpenOffice.org_project/310m19$Build-9420</meta:generator>
  </office:meta>
</office:document-meta>
</file>